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enlo" svg:font-family="Menlo, Monaco, Consolas, 'Courier New', monospace"/>
    <style:font-face style:name="Verdana" svg:font-family="Verdana, Geneva, Tahoma, Arial, Helvetica, 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officeooo:rsid="001bfdb4" officeooo:paragraph-rsid="001bfdb4"/>
    </style:style>
    <style:style style:name="P2" style:family="paragraph" style:parent-style-name="Standard" style:list-style-name="L1">
      <style:text-properties fo:color="#000000" officeooo:rsid="001bfdb4" officeooo:paragraph-rsid="001bfdb4"/>
    </style:style>
    <style:style style:name="P3" style:family="paragraph" style:parent-style-name="Standard">
      <style:text-properties fo:color="#000000" officeooo:paragraph-rsid="001bfdb4"/>
    </style:style>
    <style:style style:name="P4" style:family="paragraph" style:parent-style-name="Standard">
      <style:text-properties fo:color="#000000" fo:font-size="12pt" officeooo:rsid="001bfdb4" officeooo:paragraph-rsid="001bfdb4" style:font-size-asian="10.5pt" style:font-size-complex="12pt"/>
    </style:style>
    <style:style style:name="P5" style:family="paragraph" style:parent-style-name="Standard">
      <style:text-properties fo:color="#000000" fo:font-size="12pt" officeooo:paragraph-rsid="001bfdb4"/>
    </style:style>
    <style:style style:name="P6" style:family="paragraph" style:parent-style-name="Standard">
      <style:text-properties fo:color="#000000" style:font-name="Calibri" fo:font-size="12pt" officeooo:rsid="001bfdb4" officeooo:paragraph-rsid="001bfdb4" style:font-size-asian="10.5pt" style:font-size-complex="12pt"/>
    </style:style>
    <style:style style:name="P7" style:family="paragraph" style:parent-style-name="Standard">
      <style:text-properties fo:color="#000000" style:font-name="Calibri" fo:font-size="12pt" officeooo:rsid="001c5345" officeooo:paragraph-rsid="001c5345" style:font-size-asian="12pt" style:font-size-complex="12pt"/>
    </style:style>
    <style:style style:name="P8" style:family="paragraph" style:parent-style-name="Text_20_body" style:list-style-name="L3">
      <style:paragraph-properties fo:line-height="100%"/>
      <style:text-properties fo:color="#000000" style:font-name="Calibri" fo:font-size="12pt" officeooo:paragraph-rsid="001c5345" style:font-size-asian="12pt" style:font-size-complex="12pt"/>
    </style:style>
    <style:style style:name="P9" style:family="paragraph" style:parent-style-name="Text_20_body">
      <style:paragraph-properties fo:margin-top="0cm" fo:margin-bottom="0.146cm" loext:contextual-spacing="false" fo:line-height="100%"/>
      <style:text-properties fo:color="#000000" style:font-name="Verdana" fo:font-size="11.25pt" officeooo:paragraph-rsid="001c5345"/>
    </style:style>
    <style:style style:name="P10" style:family="paragraph" style:parent-style-name="Text_20_body" style:list-style-name="L3">
      <style:paragraph-properties fo:margin-top="0cm" fo:margin-bottom="0.146cm" loext:contextual-spacing="false" fo:line-height="100%"/>
      <style:text-properties fo:color="#000000" style:font-name="Calibri" fo:font-size="12pt" officeooo:paragraph-rsid="001c5345" style:font-size-asian="12pt" style:font-size-complex="12pt"/>
    </style:style>
    <style:style style:name="P11" style:family="paragraph" style:parent-style-name="Text_20_body">
      <style:paragraph-properties fo:margin-top="0cm" fo:margin-bottom="0.146cm" loext:contextual-spacing="false" fo:line-height="100%"/>
      <style:text-properties fo:color="#000000" style:font-name="Calibri" fo:font-size="12pt" officeooo:paragraph-rsid="001c5345" style:font-size-asian="12pt" style:font-size-complex="12pt"/>
    </style:style>
    <style:style style:name="P12" style:family="paragraph" style:parent-style-name="Text_20_body">
      <style:paragraph-properties fo:margin-top="0cm" fo:margin-bottom="0.146cm" loext:contextual-spacing="false" fo:line-height="100%"/>
      <style:text-properties fo:color="#000000" style:font-name="Calibri" fo:font-size="12pt" fo:font-weight="bold" officeooo:paragraph-rsid="001c5345" style:font-size-asian="12pt" style:font-weight-asian="bold" style:font-size-complex="12pt" style:font-weight-complex="bold"/>
    </style:style>
    <style:style style:name="P13" style:family="paragraph" style:parent-style-name="Text_20_body">
      <style:paragraph-properties fo:margin-top="0cm" fo:margin-bottom="0.146cm" loext:contextual-spacing="false" fo:line-height="100%"/>
      <style:text-properties fo:color="#000000" style:font-name="Calibri" fo:font-size="11.25pt" officeooo:rsid="001dd257" officeooo:paragraph-rsid="001dd257"/>
    </style:style>
    <style:style style:name="P14" style:family="paragraph" style:parent-style-name="Header">
      <style:paragraph-properties fo:text-align="end" style:justify-single-word="false"/>
      <style:text-properties style:font-name="Calibri" officeooo:rsid="001bfdb4" officeooo:paragraph-rsid="001bfdb4"/>
    </style:style>
    <style:style style:name="T1" style:family="text">
      <style:text-properties officeooo:rsid="001bfdb4"/>
    </style:style>
    <style:style style:name="T2" style:family="text">
      <style:text-properties fo:font-variant="normal" fo:text-transform="none" style:font-name="Menlo" fo:font-size="9.75pt" fo:letter-spacing="normal" fo:font-style="normal" fo:font-weight="bold" style:font-weight-asian="bold" style:font-weight-complex="bold"/>
    </style:style>
    <style:style style:name="T3" style:family="text">
      <style:text-properties fo:font-variant="normal" fo:text-transform="none" style:font-name="Menlo" fo:font-size="9.75pt" fo:letter-spacing="normal" fo:font-style="normal" fo:font-weight="bold" officeooo:rsid="001bfdb4" style:font-weight-asian="bold" style:font-weight-complex="bold"/>
    </style:style>
    <style:style style:name="T4" style:family="text">
      <style:text-properties fo:font-variant="normal" fo:text-transform="none" style:font-name="Calibri" fo:letter-spacing="normal" fo:font-style="normal" fo:font-weight="normal" style:font-weight-asian="normal" style:font-weight-complex="normal"/>
    </style:style>
    <style:style style:name="T5" style:family="text">
      <style:text-properties fo:font-variant="normal" fo:text-transform="none" style:font-name="Calibri" fo:letter-spacing="normal" fo:font-style="normal" fo:font-weight="normal" officeooo:rsid="001f3207" style:font-weight-asian="normal" style:font-weight-complex="normal"/>
    </style:style>
    <style:style style:name="T6" style:family="text">
      <style:text-properties fo:font-variant="normal" fo:text-transform="none" style:font-name="Calibri" fo:letter-spacing="normal" fo:font-style="normal" fo:font-weight="normal" officeooo:rsid="001bfdb4" style:font-size-asian="10.5pt" style:font-weight-asian="normal" style:font-size-complex="12pt" style:font-weight-complex="normal"/>
    </style:style>
    <style:style style:name="T7" style:family="text">
      <style:text-properties fo:font-variant="normal" fo:text-transform="none" style:font-name="Calibri" fo:letter-spacing="normal" fo:font-style="normal" fo:font-weight="bold" officeooo:rsid="001bfdb4" style:font-size-asian="10.5pt" style:font-weight-asian="bold" style:font-size-complex="12pt" style:font-weight-complex="bold"/>
    </style:style>
    <style:style style:name="T8" style:family="text">
      <style:text-properties fo:font-variant="normal" fo:text-transform="none" style:font-name="Calibri" fo:letter-spacing="normal" fo:font-style="normal" fo:font-weight="bold" style:font-weight-asian="bold" style:font-weight-complex="bold"/>
    </style:style>
    <style:style style:name="T9" style:family="text">
      <style:text-properties fo:font-variant="normal" fo:text-transform="none" fo:letter-spacing="normal" fo:font-style="normal" fo:font-weight="normal" officeooo:rsid="001c5345" style:font-weight-asian="normal" style:font-weight-complex="normal"/>
    </style:style>
    <style:style style:name="T10" style:family="text">
      <style:text-properties fo:font-variant="normal" fo:text-transform="none" fo:letter-spacing="normal" fo:font-style="normal" fo:font-weight="bold" officeooo:rsid="001c5345" style:font-weight-asian="bold" style:font-weight-complex="bold"/>
    </style:style>
    <style:style style:name="T11" style:family="text">
      <style:text-properties fo:font-variant="normal" fo:text-transform="none" fo:letter-spacing="normal" fo:font-style="normal" officeooo:rsid="001c5345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Una Entidad se usa para definir atajos para caracteres especiales en un Documento XML.</text:p>
      <text:p text:style-name="P1">Pueden ser de 4 tipos:</text:p>
      <text:list xml:id="list137856936" text:style-name="L1">
        <text:list-item>
          <text:p text:style-name="P2">Entidades Integradas</text:p>
        </text:list-item>
        <text:list-item>
          <text:p text:style-name="P2">Entidades de Carácter</text:p>
        </text:list-item>
        <text:list-item>
          <text:p text:style-name="P2">Entidades Generales</text:p>
        </text:list-item>
        <text:list-item>
          <text:p text:style-name="P2">Entidades de Parámetro</text:p>
        </text:list-item>
      </text:list>
      <text:p text:style-name="P3"><text:span text:style-name="T1">La Sintáxis para declarar una Entidad sería → </text:span><text:span text:style-name="T2">&lt;!ENTITY </text:span><text:span text:style-name="T3">NombreDeEntidad</text:span><text:span text:style-name="T2"> "</text:span><text:span text:style-name="T3">ValorEntidad</text:span><text:span text:style-name="T2">"&gt;</text:span></text:p>
      <text:p text:style-name="P4"><text:span text:style-name="T4">El Nombre de la Entidad se refiere a el nombre de la entidad seguida de su Valor de Entidad que contiene el valor para el nombre de la Entidad.</text:span></text:p>
      <text:p text:style-name="P4"><text:span text:style-name="T4">Las Entidades se pueden declarar de manera Interna y Externa.</text:span></text:p>
      <text:p text:style-name="P5"><text:span text:style-name="T6">De manera </text:span><text:span text:style-name="T7">Interna</text:span><text:span text:style-name="T6">:</text:span></text:p>
      <text:p text:style-name="P4"><text:span text:style-name="T4">&lt;?xml version="1.0" encoding="UTF-8" standalone="yes"?&gt;</text:span></text:p>
      <text:p text:style-name="P4"><text:span text:style-name="T4"><text:tab/>&lt;!DOCTYPE address [</text:span></text:p>
      <text:p text:style-name="P4"><text:span text:style-name="T4"><text:tab/>&lt;!ELEMENT address (#PCDATA)&gt;</text:span></text:p>
      <text:p text:style-name="P4"><text:span text:style-name="T4"><text:tab/>&lt;!ENTITY name "Tanmay patil"&gt;</text:span></text:p>
      <text:p text:style-name="P4"><text:span text:style-name="T4"><text:tab/>&lt;!ENTITY company "TutorialsPoint"&gt;</text:span></text:p>
      <text:p text:style-name="P4"><text:span text:style-name="T4"><text:tab/>&lt;!ENTITY phone_no "(011) 123-4567"&gt;</text:span></text:p>
      <text:p text:style-name="P4"><text:span text:style-name="T4">]&gt;</text:span></text:p>
      <text:p text:style-name="P4"><text:span text:style-name="T4">&lt;address&gt;</text:span></text:p>
      <text:p text:style-name="P4"><text:span text:style-name="T4"><text:s text:c="3"/>&amp;name;</text:span></text:p>
      <text:p text:style-name="P4"><text:span text:style-name="T4"><text:s text:c="3"/>&amp;company;</text:span></text:p>
      <text:p text:style-name="P4"><text:span text:style-name="T4"><text:s text:c="3"/>&amp;phone_no;</text:span></text:p>
      <text:p text:style-name="P4"><text:span text:style-name="T4">&lt;/address&gt;</text:span></text:p>
      <text:p text:style-name="P4"><text:span text:style-name="T4"/></text:p>
      <text:p text:style-name="P4"><text:span text:style-name="T4">De manera </text:span><text:span text:style-name="T8">Externa: </text:span></text:p>
      <text:p text:style-name="P4"><text:span text:style-name="T4">&lt;!ENTITY nombre SYSTEM "URI/URL"&gt;</text:span></text:p>
      <text:p text:style-name="P4"><text:span text:style-name="T4">En el que Nombre se refiere al nombre de la Entidad, SYSTEM serí</text:span><text:span text:style-name="T5">a</text:span><text:span text:style-name="T4"> la palabra clave y URL sería donde se encuentra la Entidad Externa.</text:span></text:p>
      <text:p text:style-name="P4"><text:span text:style-name="T4"/></text:p>
      <text:p text:style-name="P6">&lt;?xml version="1.0" encoding="UTF-8" standalone="yes"?&gt;</text:p>
      <text:p text:style-name="P6">&lt;!DOCTYPE address SYSTEM "address.dtd"&gt;</text:p>
      <text:p text:style-name="P6">&lt;address&gt;</text:p>
      <text:p text:style-name="P6"><text:s text:c="3"/>&lt;name&gt;Tanmay Patil&lt;/name&gt;</text:p>
      <text:p text:style-name="P6"><text:s text:c="3"/>&lt;company&gt;TutorialsPoint&lt;/company&gt;</text:p>
      <text:p text:style-name="P6"><text:s text:c="3"/>&lt;phone&gt;(011) 123-4567&lt;/phone&gt;</text:p>
      <text:p text:style-name="P6">&lt;/address&gt;</text:p>
      <text:p text:style-name="P6"/>
      <text:p text:style-name="P6">Debajo se encuentra el contenido de el archivo de DTD address.dtd:</text:p>
      <text:p text:style-name="P6"/>
      <text:p text:style-name="P6">&lt;!ELEMENT address (name, company, phone)&gt;</text:p>
      <text:p text:style-name="P6">&lt;!ELEMENT name (#PCDATA)&gt;</text:p>
      <text:p text:style-name="P6">&lt;!ELEMENT company (#PCDATA)&gt;</text:p>
      <text:p text:style-name="P6">&lt;!ELEMENT phone (#PCDATA)&gt;</text:p>
      <text:p text:style-name="P6"/>
      <text:p text:style-name="P6"/>
      <text:p text:style-name="P6"/>
      <text:p text:style-name="P6"/>
      <text:p text:style-name="P6"/>
      <text:p text:style-name="P7"><text:soft-page-break/>La Entidad <text:span text:style-name="T12">Integrada</text:span> <text:span text:style-name="T13">pueden usarse sus referencias de Entidad en cualquier lugar o también en un texto normal en un documento XML.</text:span></text:p>
      <text:p text:style-name="P7"><text:span text:style-name="T13">Existen 5 tipos de entidades integradas que están en XML:</text:span></text:p>
      <text:list xml:id="list3466985986" text:style-name="L3">
        <text:list-item>
          <text:p text:style-name="P8"><text:span text:style-name="T9">ampersand(significa 'Y'): &amp;amp</text:span></text:p>
        </text:list-item>
        <text:list-item>
          <text:p text:style-name="P10"><text:span text:style-name="T9">Single quote(significa comillas simples): &amp;apos;</text:span></text:p>
        </text:list-item>
        <text:list-item>
          <text:p text:style-name="P10"><text:span text:style-name="T9">Mejor que: &amp;gt;</text:span></text:p>
        </text:list-item>
        <text:list-item>
          <text:p text:style-name="P10"><text:span text:style-name="T9">Mens que: &amp;lt;</text:span></text:p>
        </text:list-item>
        <text:list-item>
          <text:p text:style-name="P10"><text:span text:style-name="T9">Double quote(significa comillas altas/inglesas) : &amp;quot;</text:span></text:p>
        </text:list-item>
      </text:list>
      <text:p text:style-name="P11"><text:span text:style-name="T9">&lt;?xml version="1.0"?&gt;</text:span></text:p>
      <text:p text:style-name="P11"><text:span text:style-name="T9">&lt;note&gt;</text:span></text:p>
      <text:p text:style-name="P11"><text:span text:style-name="T9"><text:s text:c="3"/>&lt;description&gt;I'm a technical writer &amp; programmer&lt;/description&gt;</text:span></text:p>
      <text:p text:style-name="P11"><text:span text:style-name="T9">&lt;note&gt;</text:span></text:p>
      <text:p text:style-name="P11"><text:span text:style-name="T9">La Entidad de </text:span><text:span text:style-name="T10">Carácter</text:span><text:span text:style-name="T9"> se usa para nombrar alguna de las entidades que son representaciones simbólicas de información como caracteres que son difícil o imposible de Escribir.</text:span></text:p>
      <text:p text:style-name="P11"><text:span text:style-name="T9">&lt;?xml version="1.0" encoding="UTF-8" standalone="yes"?&gt;</text:span></text:p>
      <text:p text:style-name="P11"><text:span text:style-name="T9"><text:tab/>!DOCTYPE author[</text:span></text:p>
      <text:p text:style-name="P11"><text:span text:style-name="T9"><text:tab/>!ELEMENT author (#PCDATA)&gt;</text:span></text:p>
      <text:p text:style-name="P11"><text:span text:style-name="T9"><text:tab/>!ENTITY writer "Tanmay patil"&gt;</text:span></text:p>
      <text:p text:style-name="P11"><text:span text:style-name="T9"><text:tab/>!ENTITY copyright "&amp;#169;"&gt;</text:span></text:p>
      <text:p text:style-name="P11"><text:span text:style-name="T9">]&gt;</text:span></text:p>
      <text:p text:style-name="P11"><text:span text:style-name="T9">&lt;author&gt;&amp;writer;&amp;copyright;&lt;/author&gt;</text:span></text:p>
      <text:p text:style-name="P11"><text:span text:style-name="T9"/></text:p>
      <text:p text:style-name="P11"><text:span text:style-name="T9">Las Entidades </text:span><text:span text:style-name="T10">Generales </text:span><text:span text:style-name="T9">se seben declarar en el DTD antes de que se puedan usar en el documento XML. Pueden representar caracteres, párrafos y hasta documentos enteros.</text:span></text:p>
      <text:p text:style-name="P11"><text:span text:style-name="T9">Para declararla sería</text:span></text:p>
      <text:p text:style-name="P11"><text:span text:style-name="T9">&lt;!ENTITIY nombre “texto”&gt;</text:span></text:p>
      <text:p text:style-name="P12"><text:span text:style-name="T11">EJEMPLO:</text:span></text:p>
      <text:p text:style-name="P11">?xml version="1.0"?&gt;</text:p>
      <text:p text:style-name="P11"><text:tab/>!DOCTYPE note [</text:p>
      <text:p text:style-name="P11"><text:tab/>!ENTITY source-text "tutorialspoint"&gt;</text:p>
      <text:p text:style-name="P11">]&gt;</text:p>
      <text:p text:style-name="P11">&lt;note&gt;</text:p>
      <text:p text:style-name="P11">&amp;source-text;</text:p>
      <text:p text:style-name="P11">&lt;/note&gt;</text:p>
      <text:p text:style-name="P11"/>
      <text:p text:style-name="P9"/>
      <text:p text:style-name="P9"/>
      <text:p text:style-name="P9"/>
      <text:p text:style-name="P9"><text:soft-page-break/>Las Entidades de <text:span text:style-name="T12">Parámetro, </text:span><text:span text:style-name="T13">su objetivo es permitir crear secciones de texto de recambio reutilizables.</text:span></text:p>
      <text:p text:style-name="P9"><text:span text:style-name="T13">&lt;!ENTITY % ename "entity_value"&gt;</text:span></text:p>
      <text:p text:style-name="P9"><text:span text:style-name="T13">Lo que obliga es a poder poner cualquier carácter excepto ‘%’, ’&amp;’, ‘ ” ’</text:span></text:p>
      <text:p text:style-name="P9"><text:span text:style-name="T13"/></text:p>
      <text:p text:style-name="P9"><text:span text:style-name="T13">&lt;!ELEMENT residence (name, street, pincode, city, phone)&gt;</text:span></text:p>
      <text:p text:style-name="P9"><text:span text:style-name="T13">&lt;!ELEMENT apartment (name, street, pincode, city, phone)&gt;</text:span></text:p>
      <text:p text:style-name="P9"><text:span text:style-name="T13">&lt;!ELEMENT office (name, street, pincode, city, phone)&gt;</text:span></text:p>
      <text:p text:style-name="P9"><text:span text:style-name="T13">&lt;!ELEMENT shop (name, street, pincode, city, phone)&gt;</text:span></text:p>
      <text:p text:style-name="P9"><text:span text:style-name="T13"/></text:p>
      <text:p text:style-name="P13"><text:span text:style-name="T13">Imaginamos que queremos añadir country, entonces habría que añadirlo a las 4 declaraciones.</text:span></text:p>
      <text:p text:style-name="P13"><text:span text:style-name="T13">&lt;!ENTITY % area "name, street, pincode, city"&gt;</text:span></text:p>
      <text:p text:style-name="P13"><text:span text:style-name="T13">&lt;!ENTITY % contact "phone"&gt;</text:span></text:p>
      <text:p text:style-name="P13"><text:span text:style-name="T13"/></text:p>
      <text:p text:style-name="P13"><text:span text:style-name="T13">Las Entidades de parámetro se deferencia de la misma forma que la referencia de entidad general, pero con el símbolo de ‘%’ y no ‘&amp;’.</text:span></text:p>
      <text:p text:style-name="P13">&lt;!ELEMENT residence (%area; , %contact;)&gt;</text:p>
      <text:p text:style-name="P13">&lt;!ELEMENT apartment (%area; , %contact;)&gt;</text:p>
      <text:p text:style-name="P13">&lt;!ELEMENT office (%area; , %contact;)&gt;</text:p>
      <text:p text:style-name="P13">&lt;!ELEMENT shop (%area; , %contact;)&gt;</text:p>
      <text:p text:style-name="P13">Cuando el analizador lee estas declaraciones, substituye el texto de recambio de la entidad por la referencia de entida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enlo" svg:font-family="Menlo, Monaco, Consolas, 'Courier New', monospace"/>
    <style:font-face style:name="Verdana" svg:font-family="Verdana, Geneva, Tahoma, Arial, Helvetica, 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Calibri" officeooo:rsid="001bfdb4" officeooo:paragraph-rsid="001bfdb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lejandro Vaquero Toba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8T10:28:50.705000000</meta:creation-date>
    <dc:date>2019-04-08T12:30:53.755000000</dc:date>
    <meta:editing-duration>PT11M</meta:editing-duration>
    <meta:editing-cycles>4</meta:editing-cycles>
    <meta:generator>LibreOffice/6.0.5.2$Windows_X86_64 LibreOffice_project/54c8cbb85f300ac59db32fe8a675ff7683cd5a16</meta:generator>
    <meta:document-statistic meta:table-count="0" meta:image-count="0" meta:object-count="0" meta:page-count="3" meta:paragraph-count="84" meta:word-count="497" meta:character-count="3516" meta:non-whitespace-character-count="3079"/>
  </office:meta>
</office:document-meta>
</file>